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6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5.871" calcext:value-type="float">
            <text:p>35.8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125.235" calcext:value-type="float">
            <text:p>125.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25.127" calcext:value-type="float">
            <text:p>325.1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486.303" calcext:value-type="float">
            <text:p>486.3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47" calcext:value-type="float">
            <text:p>3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.41" calcext:value-type="float">
            <text:p>1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,19</text:p>
          </table:table-cell>
          <table:table-cell office:value-type="float" office:value="0" calcext:value-type="float">
            <text:p>0</text:p>
          </table:table-cell>
          <table:table-cell office:value-type="float" office:value="5.001" calcext:value-type="float">
            <text:p>5.0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4.691" calcext:value-type="float">
            <text:p>4.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3,00</text:p>
          </table:table-cell>
          <table:table-cell office:value-type="float" office:value="0" calcext:value-type="float">
            <text:p>0</text:p>
          </table:table-cell>
          <table:table-cell office:value-type="float" office:value="6.426" calcext:value-type="float">
            <text:p>6.4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.634" calcext:value-type="float">
            <text:p>1.6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0</text:p>
          </table:table-cell>
          <table:table-cell office:value-type="float" office:value="0" calcext:value-type="float">
            <text:p>0</text:p>
          </table:table-cell>
          <table:table-cell office:value-type="float" office:value="16.255" calcext:value-type="float">
            <text:p>16.2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8.315" calcext:value-type="float">
            <text:p>8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8,72</text:p>
          </table:table-cell>
          <table:table-cell office:value-type="float" office:value="0" calcext:value-type="float">
            <text:p>0</text:p>
          </table:table-cell>
          <table:table-cell office:value-type="float" office:value="8.423" calcext:value-type="float">
            <text:p>8.4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.675" calcext:value-type="float">
            <text:p>4.67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,91</text:p>
          </table:table-cell>
          <table:table-cell office:value-type="float" office:value="0" calcext:value-type="float">
            <text:p>0</text:p>
          </table:table-cell>
          <table:table-cell office:value-type="float" office:value="6.256" calcext:value-type="float">
            <text:p>6.2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20.725" calcext:value-type="float">
            <text:p>20.725</text:p>
          </table:table-cell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,31</text:p>
          </table:table-cell>
          <table:table-cell office:value-type="float" office:value="0" calcext:value-type="float">
            <text:p>0</text:p>
          </table:table-cell>
          <table:table-cell office:value-type="float" office:value="46.695" calcext:value-type="float">
            <text:p>46.69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.248" calcext:value-type="float">
            <text:p>11.2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.652" calcext:value-type="float">
            <text:p>10.6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1,57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,23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.603" calcext:value-type="float">
            <text:p>10.6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5" calcext:value-type="float">
            <text:p>4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,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544" calcext:value-type="float">
            <text:p>54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62</text:p>
          </table:table-cell>
          <table:table-cell office:value-type="float" office:value="0" calcext:value-type="float">
            <text:p>0</text:p>
          </table:table-cell>
          <table:table-cell office:value-type="float" office:value="37.364" calcext:value-type="float">
            <text:p>37.36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.877" calcext:value-type="float">
            <text:p>5.877</text:p>
          </table:table-cell>
          <table:table-cell office:value-type="float" office:value="1.021" calcext:value-type="float">
            <text:p>1.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,57</text:p>
          </table:table-cell>
          <table:table-cell office:value-type="float" office:value="0" calcext:value-type="float">
            <text:p>0</text:p>
          </table:table-cell>
          <table:table-cell office:value-type="float" office:value="11.024" calcext:value-type="float">
            <text:p>11.0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4.229" calcext:value-type="float">
            <text:p>14.22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,91</text:p>
          </table:table-cell>
          <table:table-cell office:value-type="float" office:value="0" calcext:value-type="float">
            <text:p>0</text:p>
          </table:table-cell>
          <table:table-cell office:value-type="float" office:value="49.529" calcext:value-type="float">
            <text:p>49.5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49</text:p>
          </table:table-cell>
          <table:table-cell office:value-type="float" office:value="0" calcext:value-type="float">
            <text:p>0</text:p>
          </table:table-cell>
          <table:table-cell office:value-type="float" office:value="16.225" calcext:value-type="float">
            <text:p>16.2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31.161" calcext:value-type="float">
            <text:p>31.1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.338" calcext:value-type="float">
            <text:p>2.3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66</text:p>
          </table:table-cell>
          <table:table-cell office:value-type="float" office:value="0" calcext:value-type="float">
            <text:p>0</text:p>
          </table:table-cell>
          <table:table-cell office:value-type="float" office:value="31.292" calcext:value-type="float">
            <text:p>31.2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22.845" calcext:value-type="float">
            <text:p>22.845</text:p>
          </table:table-cell>
          <table:table-cell office:value-type="float" office:value="1.352" calcext:value-type="float">
            <text:p>1.3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,38</text:p>
          </table:table-cell>
          <table:table-cell office:value-type="float" office:value="0" calcext:value-type="float">
            <text:p>0</text:p>
          </table:table-cell>
          <table:table-cell office:value-type="float" office:value="139.231" calcext:value-type="float">
            <text:p>139.2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.533" calcext:value-type="float">
            <text:p>2.533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25</text:p>
          </table:table-cell>
          <table:table-cell office:value-type="float" office:value="0" calcext:value-type="float">
            <text:p>0</text:p>
          </table:table-cell>
          <table:table-cell office:value-type="float" office:value="42.154" calcext:value-type="float">
            <text:p>42.1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53.167" calcext:value-type="float">
            <text:p>53.167</text:p>
          </table:table-cell>
          <table:table-cell office:value-type="float" office:value="11.182" calcext:value-type="float">
            <text:p>11.182</text:p>
          </table:table-cell>
          <table:table-cell/>
          <table:table-cell office:value-type="string" calcext:value-type="string">
            <text:p>31,60</text:p>
          </table:table-cell>
          <table:table-cell office:value-type="float" office:value="15" calcext:value-type="float">
            <text:p>15</text:p>
          </table:table-cell>
          <table:table-cell office:value-type="float" office:value="203.657" calcext:value-type="float">
            <text:p>203.6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17.924" calcext:value-type="float">
            <text:p>17.9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71</text:p>
          </table:table-cell>
          <table:table-cell office:value-type="float" office:value="0" calcext:value-type="float">
            <text:p>0</text:p>
          </table:table-cell>
          <table:table-cell office:value-type="float" office:value="7.032" calcext:value-type="float">
            <text:p>7.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.429" calcext:value-type="float">
            <text:p>3.4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56.558" calcext:value-type="float">
            <text:p>56.558</text:p>
          </table:table-cell>
          <table:table-cell office:value-type="float" office:value="11.318" calcext:value-type="float">
            <text:p>11.3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,75</text:p>
          </table:table-cell>
          <table:table-cell office:value-type="float" office:value="15" calcext:value-type="float">
            <text:p>15</text:p>
          </table:table-cell>
          <table:table-cell office:value-type="float" office:value="274.196" calcext:value-type="float">
            <text:p>274.1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2" calcext:value-type="float">
            <text:p>1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87" calcext:value-type="float">
            <text:p>3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290" calcext:value-type="float">
            <text:p>2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2.813" calcext:value-type="float">
            <text:p>2.8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.346" calcext:value-type="float">
            <text:p>1.3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7.345" calcext:value-type="float">
            <text:p>7.34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float" office:value="100.672" calcext:value-type="float">
            <text:p>100.672</text:p>
          </table:table-cell>
          <table:table-cell office:value-type="float" office:value="13.443" calcext:value-type="float">
            <text:p>13.44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1,51</text:p>
          </table:table-cell>
          <table:table-cell office:value-type="float" office:value="15" calcext:value-type="float">
            <text:p>15</text:p>
          </table:table-cell>
          <table:table-cell office:value-type="float" office:value="991.134" calcext:value-type="float">
            <text:p>991.1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53</meta:creation-date>
    <dc:date>2018-09-01T10:09:53</dc:date>
    <meta:generator>LibreOffice/5.1.6.2$Linux_X86_64 LibreOffice_project/10m0$Build-2</meta:generator>
    <meta:document-statistic meta:table-count="1" meta:cell-count="33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